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550" officeooo:paragraph-rsid="0009a5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linux.ime.usp.br/arquivos/apostila.pdf" text:style-name="Internet_20_link" text:visited-style-name="Visited_20_Internet_20_Link">https://linux.ime.usp.br/arquivos/apostila.pdf</text:a></text:p>
      <text:p text:style-name="Standard"/>
      <text:p text:style-name="Standard"><text:a xlink:type="simple" xlink:href="http://comparecloud.in/" text:style-name="Internet_20_link" text:visited-style-name="Visited_20_Internet_20_Link">http://comparecloud.in/</text:a></text:p>
      <text:p text:style-name="Standard"/>
      <text:p text:style-name="P1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4:56:50.879693617</meta:creation-date>
    <dc:date>2019-01-15T23:57:33.043412109</dc:date>
    <meta:editing-duration>PT30M10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3" meta:word-count="3" meta:character-count="70" meta:non-whitespace-character-count="70"/>
  </office:meta>
</office:document-meta>
</file>